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Hyperlink" style:data-style-name="N0">
      <style:table-cell-properties style:vertical-align="middle"/>
      <style:text-properties fo:color="#000000" style:text-underline-style="solid" style:text-underline-type="single"/>
    </style:style>
    <style:style style:name="ce5" style:family="table-cell" style:parent-style-name="Default" style:data-style-name="N3"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9.36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6.79979166666667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5.68854166666667cm"/>
    </style:style>
    <style:style style:name="co9" style:family="table-column">
      <style:table-column-properties fo:break-before="auto" style:column-width="5.13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ccessor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image</text:p>
          </table:table-cell>
          <table:table-cell office:value-type="string" table:style-name="ce1">
            <text:p>keywor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pri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5/a01755_5u290_20_lagr-removebg-pr-1.png</text:p>
          </table:table-cell>
          <table:table-cell office:value-type="string" table:style-name="ce1">
            <text:p>1002237-1A01755-5U290</text:p>
          </table:table-cell>
          <table:table-cell office:value-type="string" table:style-name="ce1">
            <text:p>Thắt Lưng Versace Le Greca Belt ‘Blue And Black’ 1002237-1A01755-5U290</text:p>
          </table:table-cell>
          <table:table-cell office:value-type="float" office:value="21900000" table:style-name="ce1">
            <text:p>21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a35d5010-9f6b-4ad4-8cdc-44eb89d4a475_5afb77d4b95f41249ae1e701f985b59f.png</text:p>
          </table:table-cell>
          <table:table-cell office:value-type="string" table:style-name="ce1">
            <text:p>DCU8439DV3TNM1B00V</text:p>
          </table:table-cell>
          <table:table-cell office:value-type="string" table:style-name="ce1">
            <text:p>Thắt Lưng Versace Men’s Cinture DCU8439DV3TNM1B00V</text:p>
          </table:table-cell>
          <table:table-cell office:value-type="float" office:value="20000000" table:style-name="ce1">
            <text:p>20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5/ine-store_0_1-removebg-preview_756a7d0519b5484f97491003c224cb65_master_30ae6fc1bbee4e658122a8565042df37_master.png</text:p>
          </table:table-cell>
          <table:table-cell office:value-type="string" table:style-name="ce1">
            <text:p>1002236-DVTP1-1B00E</text:p>
          </table:table-cell>
          <table:table-cell office:value-type="string" table:style-name="ce1">
            <text:p>Thắt Lưng Versace Logo Belt ‘Black’ 1002236-DVTP1-1B00E</text:p>
          </table:table-cell>
          <table:table-cell office:value-type="float" office:value="14900000" table:style-name="ce1">
            <text:p>14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90_dcu4747-dvtp1_1w04v_20_lamedu-removebg-preview_e462973bdff14c0d973a275582521edd.png</text:p>
          </table:table-cell>
          <table:table-cell office:value-type="string" table:style-name="ce1">
            <text:p>DCU4747-DVTP1-1W04V</text:p>
          </table:table-cell>
          <table:table-cell office:value-type="string" table:style-name="ce1">
            <text:p>Thắt Lưng Versace La Medusa Leather Belt Classic White DCU4747-DVTP1-1W04V</text:p>
          </table:table-cell>
          <table:table-cell office:value-type="float" office:value="16000000" table:style-name="ce1">
            <text:p>160000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1">
            <text:p>https://cdn.authentic-shoes.com/wp-content/uploads/2023/05/womens-belts-versace-la-medusa-leather-belt-dv-blue.png</text:p>
          </table:table-cell>
          <table:table-cell office:value-type="string" table:style-name="ce1">
            <text:p>DCDI145-DVTFN-1V23V</text:p>
          </table:table-cell>
          <table:table-cell office:value-type="string" table:style-name="ce1">
            <text:p>Thắt Lưng Versace La Medusa Leather Belt Blue DCDI145-DVTFN-1V23V</text:p>
          </table:table-cell>
          <table:table-cell office:value-type="float" office:value="13000000" table:style-name="ce1">
            <text:p>13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907185.p21-versace-dcu8443dv3tnd41vp_31ab9abbb35649a087c44bc33c20e314.png</text:p>
          </table:table-cell>
          <table:table-cell office:value-type="string" table:style-name="ce1">
            <text:p>DCU8443-DV3TN-D41VP</text:p>
          </table:table-cell>
          <table:table-cell office:value-type="string" table:style-name="ce1">
            <text:p>Thắt Lưng Versace Men’s Belt Medusa Logo DCU8443-DV3TN-D41VP</text:p>
          </table:table-cell>
          <table:table-cell office:value-type="float" office:value="18000000" table:style-name="ce1">
            <text:p>18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90_1001340-1a00593_1u61e_20_lame-removebg-preview_3d44bad29f4a4e4d90f8e2dea8bfbafb.png</text:p>
          </table:table-cell>
          <table:table-cell office:value-type="string" table:style-name="ce1">
            <text:p>1001340-1A00593-1U61E</text:p>
          </table:table-cell>
          <table:table-cell office:value-type="string" table:style-name="ce1">
            <text:p>Thắt Lưng Versace La Medusa Leather Belt Blue 1001340-1A00593-1U61E</text:p>
          </table:table-cell>
          <table:table-cell office:value-type="float" office:value="18000000" table:style-name="ce1">
            <text:p>18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5/25-1002237-DVTP1-1B00V-BLACK-VER.png</text:p>
          </table:table-cell>
          <table:table-cell office:value-type="string" table:style-name="ce1">
            <text:p>1002237-DVTP1-1B00V</text:p>
          </table:table-cell>
          <table:table-cell office:value-type="string" table:style-name="ce1">
            <text:p>Thắt Lưng Versace La Greca Leather Belt ‘Black’ 1002237-DVTP1-1B00V</text:p>
          </table:table-cell>
          <table:table-cell office:value-type="float" office:value="19900000" table:style-name="ce1">
            <text:p>19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90_1002237-dvtp1_1b00e_20_lagrec-removebg-preview_f14c56b5ce1f41ffb8e58a71fa29815a.png</text:p>
          </table:table-cell>
          <table:table-cell office:value-type="string" table:style-name="ce1">
            <text:p>1002237-DVTP1-1B00E</text:p>
          </table:table-cell>
          <table:table-cell office:value-type="string" table:style-name="ce1">
            <text:p>Thắt Lưng Versace La Greca Leather Belt Black 1002237-DVTP1-1B00E</text:p>
          </table:table-cell>
          <table:table-cell office:value-type="float" office:value="19900000" table:style-name="ce1">
            <text:p>19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org__6_-removebg-preview_08b87be62561455ab8a67828cd124897.png</text:p>
          </table:table-cell>
          <table:table-cell office:value-type="string" table:style-name="ce1">
            <text:p>DCDI145-DVTFN-KVO41</text:p>
          </table:table-cell>
          <table:table-cell office:value-type="string" table:style-name="ce1">
            <text:p>Thắt lưng Versace Women Black DCDI145-DVTFN-KVO41</text:p>
          </table:table-cell>
          <table:table-cell office:value-type="float" office:value="13900000" table:style-name="ce1">
            <text:p>13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90_dcu8241-dvtp1_1b00v_20_grecaa-removebg-preview_92c3158d7ca14cb9b1f10f03b1f29012.png</text:p>
          </table:table-cell>
          <table:table-cell office:value-type="string" table:style-name="ce1">
            <text:p>DCU8241-DVTP1-1B00V</text:p>
          </table:table-cell>
          <table:table-cell office:value-type="string" table:style-name="ce1">
            <text:p>Thắt Lưng Versace Greca Accent Belt Black DCU8241-DVTP1-1B00V</text:p>
          </table:table-cell>
          <table:table-cell office:value-type="float" office:value="15900000" table:style-name="ce1">
            <text:p>15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1__21_-removebg-preview_031ae7d7cbf145729e202297d6678711.png</text:p>
          </table:table-cell>
          <table:table-cell office:value-type="string" table:style-name="ce1">
            <text:p>DCDH224-DV3T-KVO41</text:p>
          </table:table-cell>
          <table:table-cell office:value-type="string" table:style-name="ce1">
            <text:p>Thắt Lưng Versace V Logo Belt DCDH224-DV3T-KVO41</text:p>
          </table:table-cell>
          <table:table-cell office:value-type="float" office:value="14000000" table:style-name="ce1">
            <text:p>14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s-l1600_-_2022-09-21t160221.315_2b1be642ef7a4f6392573de0a06b9adf.png</text:p>
          </table:table-cell>
          <table:table-cell office:value-type="string" table:style-name="ce1">
            <text:p>DCU4140-DVTP1-D41OH</text:p>
          </table:table-cell>
          <table:table-cell office:value-type="string" table:style-name="ce1">
            <text:p>Thắt Lưng Versace Palazzo ‘Black’ DCU4140-DVTP1-D41OH</text:p>
          </table:table-cell>
          <table:table-cell office:value-type="float" office:value="8900000" table:style-name="ce1">
            <text:p>8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5/Screenshot_2023.07.31_17.33.44.264.png</text:p>
          </table:table-cell>
          <table:table-cell office:value-type="string" table:style-name="ce1">
            <text:p>DCU4140-DVBRV-D41OH</text:p>
          </table:table-cell>
          <table:table-cell office:value-type="string" table:style-name="ce1">
            <text:p>Thắt Lưng Versace Medusa Head Buckle ‘Black’ DCU4140-DVBRV-D41OH</text:p>
          </table:table-cell>
          <table:table-cell office:value-type="float" office:value="15900000" table:style-name="ce1">
            <text:p>15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5/1001340_20DVTP1_20KVO41_800x-transformed.png</text:p>
          </table:table-cell>
          <table:table-cell office:value-type="string" table:style-name="ce1">
            <text:p>1001340-DVTP1-KVO41</text:p>
          </table:table-cell>
          <table:table-cell office:value-type="string" table:style-name="ce1">
            <text:p>Thắt Lưng Versace La Medusa Leather Belt Flat ‘Black’ 1001340-DVTP1-KVO41</text:p>
          </table:table-cell>
          <table:table-cell office:value-type="float" office:value="17900000" table:style-name="ce1">
            <text:p>17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s-l1600_-_2022-09-22t102108.575_ac53c762431b46be883dfe304719c1c0.png</text:p>
          </table:table-cell>
          <table:table-cell office:value-type="string" table:style-name="ce1">
            <text:p>DCU4950-DVTP1-D41CH</text:p>
          </table:table-cell>
          <table:table-cell office:value-type="string" table:style-name="ce1">
            <text:p>Thắt Lưng Versace Embellished Medusa ‘Black’ DCU4950-DVTP1-D41CH</text:p>
          </table:table-cell>
          <table:table-cell office:value-type="float" office:value="15900000" table:style-name="ce1">
            <text:p>15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31w-versace_pre-10013641a005931b00e_de0eaf82b1f84db3a563e2cb0f81705e.png</text:p>
          </table:table-cell>
          <table:table-cell office:value-type="string" table:style-name="ce1">
            <text:p>1001364-1A005931B00E</text:p>
          </table:table-cell>
          <table:table-cell office:value-type="string" table:style-name="ce1">
            <text:p>Thắt lưng Versace Belt 1001364-1A005931B00E</text:p>
          </table:table-cell>
          <table:table-cell office:value-type="float" office:value="9900000" table:style-name="ce1">
            <text:p>9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versace-belts-palazzo-smooth-leather-belt-00000245369f00s011_75d5787748cd40fab4626526d37d6857.png</text:p>
          </table:table-cell>
          <table:table-cell office:value-type="string" table:style-name="ce1">
            <text:p>DCU8397DVTP1D41VP</text:p>
          </table:table-cell>
          <table:table-cell office:value-type="string" table:style-name="ce1">
            <text:p>Thắt Lưng Versace Palazzo Smooth Leather Belt DCU8397DVTP1D41VP</text:p>
          </table:table-cell>
          <table:table-cell office:value-type="float" office:value="17900000" table:style-name="ce1">
            <text:p>17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90_dcu4806-dvtp1_kvo41_20_classi-removebg-preview_fd0fc7a1336541c0813ff043f4db9234.png</text:p>
          </table:table-cell>
          <table:table-cell office:value-type="string" table:style-name="ce1">
            <text:p>DCU4806-DVTP1-KVO41</text:p>
          </table:table-cell>
          <table:table-cell office:value-type="string" table:style-name="ce1">
            <text:p>Thắt Lưng Versace Classic Medusa Leather Belt Black DCU4806-DVTP1-KVO41</text:p>
          </table:table-cell>
          <table:table-cell office:value-type="float" office:value="16900000" table:style-name="ce1">
            <text:p>16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s-l1600_-_2022-09-21t163447.603_0e2ba5d8060e40b785ddda7d38d5d602.png</text:p>
          </table:table-cell>
          <table:table-cell office:value-type="string" table:style-name="ce1">
            <text:p>DCU4949-DVTP1-D41OH</text:p>
          </table:table-cell>
          <table:table-cell office:value-type="string" table:style-name="ce1">
            <text:p>Thắt Lưng Versace Medusa ‘Black’ DCU4949-DVTP1-D41OH</text:p>
          </table:table-cell>
          <table:table-cell office:value-type="float" office:value="9500000" table:style-name="ce1">
            <text:p>950000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ttps://cdn.authentic-shoes.com/wp-content/uploads/2023/04/90_dcu8241-1a00593_1b00e_20_grec-removebg-preview_f5b1c26fd4b64feeb58a5c2c805d68ee.png</text:p>
          </table:table-cell>
          <table:table-cell office:value-type="string" table:style-name="ce1">
            <text:p>DCU8241-1A00593-1B00E</text:p>
          </table:table-cell>
          <table:table-cell office:value-type="string" table:style-name="ce6">
            <text:p>Thắt Lưng Versace Greca Leather Belt DCU8241-1A00593-1B00E</text:p>
            <text:p/>
          </table:table-cell>
          <table:table-cell office:value-type="float" office:value="15900000" table:style-name="ce1">
            <text:p>15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5/SL09989-097_02-5cb5ac.png</text:p>
          </table:table-cell>
          <table:table-cell office:value-type="string" table:style-name="ce1">
            <text:p>1003760-DVTP1-1B00V</text:p>
          </table:table-cell>
          <table:table-cell office:value-type="string" table:style-name="ce1">
            <text:p>Thắt Lưng Versace Medusa Biggie Belt 1003760-DVTP1-1B00V</text:p>
          </table:table-cell>
          <table:table-cell office:value-type="float" office:value="18000000" table:style-name="ce1">
            <text:p>18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90_dcu8577-dnas68_2b15v_20_greca-removebg-preview_c6a8cc4ad59844f2ab372e830dd67a5f.png</text:p>
          </table:table-cell>
          <table:table-cell office:value-type="string" table:style-name="ce1">
            <text:p>DCU8577-DNAS68-2B15V</text:p>
          </table:table-cell>
          <table:table-cell office:value-type="string" table:style-name="ce1">
            <text:p>Thắt Lưng Versace Greca Ribbon Belt Black Gold DCU8577-DNAS68-2B15V</text:p>
          </table:table-cell>
          <table:table-cell office:value-type="float" office:value="13000000" table:style-name="ce1">
            <text:p>13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90_dcu6705-dvtsa8_5b00v_20_lamed-removebg-preview_9df3547992d24129a0e03fdfa10307d8.png</text:p>
          </table:table-cell>
          <table:table-cell office:value-type="string" table:style-name="ce1">
            <text:p>DCU6705-DVTSA8-5B00V</text:p>
          </table:table-cell>
          <table:table-cell office:value-type="string" table:style-name="ce1">
            <text:p>Thắt Lưng Versace La Medusa Le Pop Classique Print Belt DCU6705-DVTSA8-5B00V</text:p>
          </table:table-cell>
          <table:table-cell office:value-type="float" office:value="19900000" table:style-name="ce1">
            <text:p>19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10/https___www.luxity.vn_products_k.png</text:p>
          </table:table-cell>
          <table:table-cell office:value-type="string" table:style-name="ce1">
            <text:p>GG1221O-002</text:p>
          </table:table-cell>
          <table:table-cell office:value-type="string" table:style-name="ce1">
            <text:p>Kính Gucci Eyeglasses ‘Gold’ GG1221O-002</text:p>
          </table:table-cell>
          <table:table-cell office:value-type="float" office:value="8900000" table:style-name="ce1">
            <text:p>8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thiet_ke_khong_ten__31__773dcfff09834907a1713cc7bb39c07d.jpg</text:p>
          </table:table-cell>
          <table:table-cell office:value-type="string" table:style-name="ce1">
            <text:p>GG0560O-005</text:p>
          </table:table-cell>
          <table:table-cell office:value-type="string" table:style-name="ce1">
            <text:p>Kính Gucci Crystal Transparent Black GG0560O-005</text:p>
          </table:table-cell>
          <table:table-cell office:value-type="float" office:value="5900000" table:style-name="ce1">
            <text:p>5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s-l1600_-_2022-09-19t174417.764_3be9aea8120e4a60af76118f1e593cd3.png</text:p>
          </table:table-cell>
          <table:table-cell office:value-type="string" table:style-name="ce1">
            <text:p>GG0848SK-002-54</text:p>
          </table:table-cell>
          <table:table-cell office:value-type="string" table:style-name="ce1">
            <text:p>Kính Gucci Square Sunglasses ‘Grey’ GG0848SK-002-54</text:p>
          </table:table-cell>
          <table:table-cell office:value-type="float" office:value="6900000" table:style-name="ce1">
            <text:p>6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524059_1602051694766_10bbd48d31134162838e467336ce137b.png</text:p>
          </table:table-cell>
          <table:table-cell office:value-type="string" table:style-name="ce1">
            <text:p>GG0748S-001</text:p>
          </table:table-cell>
          <table:table-cell office:value-type="string" table:style-name="ce1">
            <text:p>Kính Gucci ‘Black’ GG0748S-001</text:p>
          </table:table-cell>
          <table:table-cell office:value-type="float" office:value="5900000" table:style-name="ce1">
            <text:p>5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thiet_ke_khong_ten__30__ac46f6809a7c475dadda214fcf597732.jpg</text:p>
          </table:table-cell>
          <table:table-cell office:value-type="string" table:style-name="ce1">
            <text:p>GG0572O-006</text:p>
          </table:table-cell>
          <table:table-cell office:value-type="string" table:style-name="ce1">
            <text:p>Kính Gucci Glasses Black GG0572O-006</text:p>
          </table:table-cell>
          <table:table-cell office:value-type="float" office:value="6500000" table:style-name="ce1">
            <text:p>6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8/https___www.luxity.vn_products_k.png</text:p>
          </table:table-cell>
          <table:table-cell office:value-type="string" table:style-name="ce1">
            <text:p>GG0883OA-003</text:p>
          </table:table-cell>
          <table:table-cell office:value-type="string" table:style-name="ce1">
            <text:p>Kính Gucci Eyeglasses ‘Gold’ GG0883OA-003</text:p>
          </table:table-cell>
          <table:table-cell office:value-type="float" office:value="6500000" table:style-name="ce1">
            <text:p>6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7/kinh_nam_gucci_rectangular_sunglasses__black__1ee5d9e556b44a0fb01448030ba77a32_master.png</text:p>
          </table:table-cell>
          <table:table-cell office:value-type="string" table:style-name="ce1">
            <text:p>GG1084S-001-54</text:p>
          </table:table-cell>
          <table:table-cell office:value-type="string" table:style-name="ce1">
            <text:p>Kính Gucci Rectangular Sunglasses ‘Black’ GG1084S-001-54</text:p>
          </table:table-cell>
          <table:table-cell office:value-type="float" office:value="16500000" table:style-name="ce1">
            <text:p>16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50ebbace66406fb2ec7bddf01dc06f_759513f3562748c5a426a99fde31e0bf_master_f8455f3d84634b1ca9963f279df067ac.png</text:p>
          </table:table-cell>
          <table:table-cell office:value-type="string" table:style-name="ce1">
            <text:p>GG0539S-001</text:p>
          </table:table-cell>
          <table:table-cell office:value-type="string" table:style-name="ce1">
            <text:p>Kính Gucci Sunglasses GG0539S-001</text:p>
          </table:table-cell>
          <table:table-cell office:value-type="float" office:value="7500000" table:style-name="ce1">
            <text:p>7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thiet_ke_khong_ten__32__636a6eaf83b94770a49777b6505cf7ab.jpg</text:p>
          </table:table-cell>
          <table:table-cell office:value-type="string" table:style-name="ce1">
            <text:p>GG0184O 005</text:p>
          </table:table-cell>
          <table:table-cell office:value-type="string" table:style-name="ce1">
            <text:p>Kính Gucci Grey Men Eyeglasses GG0184O 005</text:p>
          </table:table-cell>
          <table:table-cell office:value-type="float" office:value="6500000" table:style-name="ce1">
            <text:p>6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mjiur0cwodq3u0stmdaxmtywnte1mza0__3__ae05717d3291479d88df13075b596dfe.png</text:p>
          </table:table-cell>
          <table:table-cell office:value-type="string" table:style-name="ce1">
            <text:p>GG0847SK-001</text:p>
          </table:table-cell>
          <table:table-cell office:value-type="string" table:style-name="ce1">
            <text:p>Kính Gucci Black-Green GG0847SK-001</text:p>
          </table:table-cell>
          <table:table-cell office:value-type="float" office:value="6500000" table:style-name="ce1">
            <text:p>6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5/removal.ai__tmp-632841da29064_a1.png</text:p>
          </table:table-cell>
          <table:table-cell office:value-type="string" table:style-name="ce1">
            <text:p>GG0001SN-002-52</text:p>
          </table:table-cell>
          <table:table-cell office:value-type="string" table:style-name="ce1">
            <text:p>Kính Gucci Square Men’s Sunglasses ‘Green’ GG0001SN-002-52</text:p>
          </table:table-cell>
          <table:table-cell office:value-type="float" office:value="5900000" table:style-name="ce1">
            <text:p>5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thiet_ke_khong_ten__30__ac46f6809a7c475dadda214fcf597732_1024x1024__1__e9c9862ac9fc48c9a2e1181a755ec84d.png</text:p>
          </table:table-cell>
          <table:table-cell office:value-type="string" table:style-name="ce1">
            <text:p>GG0572O-003</text:p>
          </table:table-cell>
          <table:table-cell office:value-type="string" table:style-name="ce1">
            <text:p>Kính Gucci Glasses Black GG0572O-003</text:p>
          </table:table-cell>
          <table:table-cell office:value-type="float" office:value="5500000" table:style-name="ce1">
            <text:p>5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s-l1600_-_2022-09-19t182534.641_522f811f9b8e45459d9f9ac32d81aa5a.png</text:p>
          </table:table-cell>
          <table:table-cell office:value-type="string" table:style-name="ce1">
            <text:p>GG0837SK-002-57</text:p>
          </table:table-cell>
          <table:table-cell office:value-type="string" table:style-name="ce1">
            <text:p>Kính Gucci Rectangular Sunglasses ‘Brown’ GG0837SK-002-57</text:p>
          </table:table-cell>
          <table:table-cell office:value-type="float" office:value="7900000" table:style-name="ce1">
            <text:p>7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gucci-grey-aviator-mens-sunglass__3__afc0f9aaa30b4a74ae85a94223665a7e.png</text:p>
          </table:table-cell>
          <table:table-cell office:value-type="string" table:style-name="ce1">
            <text:p>GG0529S-001-60</text:p>
          </table:table-cell>
          <table:table-cell office:value-type="string" table:style-name="ce1">
            <text:p>Kính Gucci Grey Aviator ‘Gold’ GG0529S-001-60</text:p>
          </table:table-cell>
          <table:table-cell office:value-type="float" office:value="7500000" table:style-name="ce1">
            <text:p>7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10/ttps___www.luxity.vn_products_ki.png</text:p>
          </table:table-cell>
          <table:table-cell office:value-type="string" table:style-name="ce1">
            <text:p>GG0490O-005</text:p>
          </table:table-cell>
          <table:table-cell office:value-type="string" table:style-name="ce1">
            <text:p>Kính Gucci Eyeglasses ‘Frames’ GG0490O-005</text:p>
          </table:table-cell>
          <table:table-cell office:value-type="float" office:value="6500000" table:style-name="ce1">
            <text:p>6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7/GG0926S-001.png</text:p>
          </table:table-cell>
          <table:table-cell office:value-type="string" table:style-name="ce1">
            <text:p>GG0926S-001</text:p>
          </table:table-cell>
          <table:table-cell office:value-type="string" table:style-name="ce1">
            <text:p>Kính Nam Gucci Square Sunglasses ‘Black’ GG0926S-001</text:p>
          </table:table-cell>
          <table:table-cell office:value-type="float" office:value="8900000" table:style-name="ce1">
            <text:p>8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7/kinh_nam_gucci_rectangular_sunglasses__black__bd74489286604f3495a0c0b449156702_master.png</text:p>
          </table:table-cell>
          <table:table-cell office:value-type="string" table:style-name="ce1">
            <text:p>GG0811S-001-53</text:p>
          </table:table-cell>
          <table:table-cell office:value-type="string" table:style-name="ce1">
            <text:p>Kính Gucci Rectangular Sunglasses ‘Black’ GG0811S-001-53</text:p>
          </table:table-cell>
          <table:table-cell office:value-type="float" office:value="15900000" table:style-name="ce1">
            <text:p>15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7/products_kinh-nam-gucci-yellow-square-sunglasses-black-gg0746sa-002-57_3fbae19f96de409e8c57e4768bba5b95_master.png</text:p>
          </table:table-cell>
          <table:table-cell office:value-type="string" table:style-name="ce1">
            <text:p>GG0746SA-002-57</text:p>
          </table:table-cell>
          <table:table-cell office:value-type="string" table:style-name="ce1">
            <text:p>Kính Gucci Yellow Square Sunglasses ‘Black’ GG0746SA-002-57</text:p>
          </table:table-cell>
          <table:table-cell office:value-type="float" office:value="6500000" table:style-name="ce1">
            <text:p>6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7/kinh_nam_gucci_square_sunglasses__black__150585a08f4e4a43899eae9648a4f9de_master.png</text:p>
          </table:table-cell>
          <table:table-cell office:value-type="string" table:style-name="ce1">
            <text:p>GG0956S-003</text:p>
          </table:table-cell>
          <table:table-cell office:value-type="string" table:style-name="ce1">
            <text:p>Kính Gucci Square Sunglasses ‘Black’ GG0956S-003</text:p>
          </table:table-cell>
          <table:table-cell office:value-type="float" office:value="16900000" table:style-name="ce1">
            <text:p>16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gucci-gg0210o-001-48_2_a8b61b1afab64e818f190d81b58cf6b3.png</text:p>
          </table:table-cell>
          <table:table-cell office:value-type="string" table:style-name="ce1">
            <text:p>GG0210O-001</text:p>
          </table:table-cell>
          <table:table-cell office:value-type="string" table:style-name="ce1">
            <text:p>Kính Gucci Black With Crystal Stars Brille Frames GG0210O-001</text:p>
          </table:table-cell>
          <table:table-cell office:value-type="float" office:value="6900000" table:style-name="ce1">
            <text:p>6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juu1jthejtk1juu1jtkzjtgxjuu1juix__10__36a10ec3cc8b48f395c93fca1b4e1a3b.png</text:p>
          </table:table-cell>
          <table:table-cell office:value-type="string" table:style-name="ce1">
            <text:p>GG0879S-002</text:p>
          </table:table-cell>
          <table:table-cell office:value-type="string" table:style-name="ce1">
            <text:p>Kính Gucci Woman Metal Gold GG0879S-002</text:p>
          </table:table-cell>
          <table:table-cell office:value-type="float" office:value="6900000" table:style-name="ce1">
            <text:p>6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gucci-dark-grey-square-mens-sung__1__5db533f417ab4559add121292c9c8d31.png</text:p>
          </table:table-cell>
          <table:table-cell office:value-type="string" table:style-name="ce1">
            <text:p>GG1140SK-001-54</text:p>
          </table:table-cell>
          <table:table-cell office:value-type="string" table:style-name="ce1">
            <text:p>Kính Gucci Square Men’s Sunglasses ‘Grey’ GG1140SK-001-54</text:p>
          </table:table-cell>
          <table:table-cell office:value-type="float" office:value="4900000" table:style-name="ce1">
            <text:p>4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7/uxity.vn_products_kinh-nu-gucci-sunglasses-by-nopple-gold-gg1089sa-002_72bebfc598d844578fb3c7833ba5cac4_master.png</text:p>
          </table:table-cell>
          <table:table-cell office:value-type="string" table:style-name="ce1">
            <text:p>GG1089SA-002</text:p>
          </table:table-cell>
          <table:table-cell office:value-type="string" table:style-name="ce1">
            <text:p>Kính Gucci Sunglasses By Nopple ‘Gold’ GG1089SA-002</text:p>
          </table:table-cell>
          <table:table-cell office:value-type="float" office:value="6500000" table:style-name="ce1">
            <text:p>6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5/0a5bd955-a1ad-4595-b9a9-93ab1d88.png</text:p>
          </table:table-cell>
          <table:table-cell office:value-type="string" table:style-name="ce1">
            <text:p>GG0057SK-002</text:p>
          </table:table-cell>
          <table:table-cell office:value-type="string" table:style-name="ce1">
            <text:p>Kính Gucci Green Square GG0057SK-002</text:p>
          </table:table-cell>
          <table:table-cell office:value-type="float" office:value="5500000" table:style-name="ce1">
            <text:p>5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8/luxity.vn_products_kinh-nu-gucci.png</text:p>
          </table:table-cell>
          <table:table-cell office:value-type="string" table:style-name="ce1">
            <text:p>GG1146SK-002</text:p>
          </table:table-cell>
          <table:table-cell office:value-type="string" table:style-name="ce1">
            <text:p>Kính Gucci Sunglasses Gradient ‘Gold’ GG1146SK-002</text:p>
          </table:table-cell>
          <table:table-cell office:value-type="float" office:value="6500000" table:style-name="ce1">
            <text:p>6500000</text:p>
          </table:table-cell>
          <table:table-cell table:number-columns-repeated="16380"/>
        </table:table-row>
        <table:table-row table:number-rows-repeated="1048525" table:style-name="ro1">
          <table:table-cell table:number-columns-repeated="16384"/>
        </table:table-row>
      </table:table>
      <table:table table:name="shoes" table:style-name="ta2"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image</text:p>
          </table:table-cell>
          <table:table-cell office:value-type="string" table:style-name="ce1">
            <text:p>keywor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pri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<text:a xlink:href="https://cdn.authentic-shoes.com/wp-content/uploads/2023/04/776547_01.jpg_79fdea599edb49e4ace83698f93f26e1-300x151.jpeg">https://cdn.authentic-shoes.com/wp-content/uploads/2023/04/776547_01.jpg_79fdea599edb49e4ace83698f93f26e1-300x151.jpeg</text:a></text:p>
          </table:table-cell>
          <table:table-cell office:value-type="string" table:style-name="ce1">
            <text:p>DC0774-105</text:p>
          </table:table-cell>
          <table:table-cell office:value-type="string" table:style-name="ce3">
            <text:p>Giày Nike Air Jordan 1 Low ‘White Wolf Grey’ DC0774-105</text:p>
          </table:table-cell>
          <table:table-cell office:value-type="float" office:value="3500000" table:style-name="ce1">
            <text:p>3500000</text:p>
          </table:table-cell>
          <table:table-cell table:number-columns-repeated="2" table:style-name="ce1"/>
          <table:table-cell table:style-name="ce5"/>
          <table:table-cell table:number-columns-repeated="16377"/>
        </table:table-row>
        <table:table-row table:style-name="ro1">
          <table:table-cell office:value-type="string" table:style-name="ce1">
            <text:p>https://cdn.authentic-shoes.com/wp-content/uploads/2023/04/air-jordan-1-low-paris_2ef4345d72fe4904a8dcafaecc2bfdfa-300x214.jpeg</text:p>
          </table:table-cell>
          <table:table-cell office:value-type="string" table:style-name="ce1">
            <text:p>CV3043-100</text:p>
          </table:table-cell>
          <table:table-cell office:value-type="string" table:style-name="ce3">
            <text:p>Giày Nike Air Jordan 1 Low ‘Paris’ CV3043-100</text:p>
          </table:table-cell>
          <table:table-cell office:value-type="float" office:value="3900000" table:style-name="ce1">
            <text:p>3900000</text:p>
          </table:table-cell>
          <table:table-cell table:number-columns-repeated="2" table:style-name="ce1"/>
          <table:table-cell table:style-name="ce5"/>
          <table:table-cell table:number-columns-repeated="16377"/>
        </table:table-row>
        <table:table-row table:style-name="ro1">
          <table:table-cell office:value-type="string" table:style-name="ce1">
            <text:p>https://cdn.authentic-shoes.com/wp-content/uploads/2023/04/1169692_01.jpg_34a836dd9cb541b4bb01484878ea864c-300x147.png</text:p>
          </table:table-cell>
          <table:table-cell office:value-type="string" table:style-name="ce1">
            <text:p>DC0774-101</text:p>
          </table:table-cell>
          <table:table-cell office:value-type="string" table:style-name="ce3">
            <text:p>Giày Nike Air Jordan 1 Low ‘Panda’ DC0774-101</text:p>
          </table:table-cell>
          <table:table-cell office:value-type="float" office:value="3500000" table:style-name="ce1">
            <text:p>3500000</text:p>
          </table:table-cell>
          <table:table-cell table:number-columns-repeated="2" table:style-name="ce1"/>
          <table:table-cell table:style-name="ce5"/>
          <table:table-cell table:number-columns-repeated="16377"/>
        </table:table-row>
        <table:table-row table:style-name="ro1">
          <table:table-cell office:value-type="string" table:style-name="ce1">
            <text:p>https://cdn.authentic-shoes.com/wp-content/uploads/2023/04/air-jordan-1-retro-low-og-sp-tra__1__c85c06a457094e0fbc00dd0082dcf08f-300x115.png</text:p>
          </table:table-cell>
          <table:table-cell office:value-type="string" table:style-name="ce1">
            <text:p>DZ4137-106</text:p>
          </table:table-cell>
          <table:table-cell office:value-type="string" table:style-name="ce3">
            <text:p>Giày Nike Air Jordan 1 x Travis Scott Retro Low OG SP ‘Olive’ DZ4137-106</text:p>
          </table:table-cell>
          <table:table-cell office:value-type="float" office:value="33900000" table:style-name="ce1">
            <text:p>33900000</text:p>
          </table:table-cell>
          <table:table-cell table:number-columns-repeated="2" table:style-name="ce1"/>
          <table:table-cell table:style-name="ce5"/>
          <table:table-cell table:number-columns-repeated="16377"/>
        </table:table-row>
        <table:table-row table:style-name="ro1">
          <table:table-cell office:value-type="string" table:style-name="ce1">
            <text:p>https://cdn.authentic-shoes.com/wp-content/uploads/2023/04/602070_01.jpg_5d78c325c3334983ab1e1013f42642bc.png</text:p>
          </table:table-cell>
          <table:table-cell office:value-type="string" table:style-name="ce1">
            <text:p>MR530SG</text:p>
          </table:table-cell>
          <table:table-cell office:value-type="string" table:style-name="ce3">
            <text:p>Giày New Balance 530 Retro ‘Running Navy’ MR530SG</text:p>
          </table:table-cell>
          <table:table-cell office:value-type="float" office:value="2600000" table:style-name="ce1">
            <text:p>2600000</text:p>
          </table:table-cell>
          <table:table-cell table:number-columns-repeated="2" table:style-name="ce1"/>
          <table:table-cell table:style-name="ce5"/>
          <table:table-cell table:number-columns-repeated="16377"/>
        </table:table-row>
        <table:table-row table:style-name="ro1">
          <table:table-cell office:value-type="string" table:style-name="ce1">
            <text:p>https://cdn.authentic-shoes.com/wp-content/uploads/2023/04/b75806.png_84dfc61a4f4841c089b4da09dabe3567.png</text:p>
          </table:table-cell>
          <table:table-cell office:value-type="string" table:style-name="ce1">
            <text:p>B75806</text:p>
          </table:table-cell>
          <table:table-cell office:value-type="string" table:style-name="ce3">
            <text:p>Giày Adidas Samba OG ‘White Black Gum’ B75806</text:p>
          </table:table-cell>
          <table:table-cell office:value-type="float" office:value="2700000" table:style-name="ce1">
            <text:p>2700000</text:p>
          </table:table-cell>
          <table:table-cell table:number-columns-repeated="2" table:style-name="ce1"/>
          <table:table-cell table:style-name="ce5"/>
          <table:table-cell table:number-columns-repeated="16377"/>
        </table:table-row>
        <table:table-row table:style-name="ro1">
          <table:table-cell office:value-type="string" table:style-name="ce1">
            <text:p>https://cdn.authentic-shoes.com/wp-content/uploads/2023/04/new-balance-1906r-white-gold-pro_31390e9a8ba5449fa50ca2022380b8ec.png</text:p>
          </table:table-cell>
          <table:table-cell office:value-type="string" table:style-name="ce1">
            <text:p>M1906RA</text:p>
          </table:table-cell>
          <table:table-cell office:value-type="string" table:style-name="ce3">
            <text:p>Giày New Balance 1906R ‘White Gold’ M1906RA</text:p>
          </table:table-cell>
          <table:table-cell office:value-type="float" office:value="4100000" table:style-name="ce1">
            <text:p>4100000</text:p>
          </table:table-cell>
          <table:table-cell table:number-columns-repeated="2" table:style-name="ce1"/>
          <table:table-cell table:style-name="ce5"/>
          <table:table-cell table:number-columns-repeated="16377"/>
        </table:table-row>
        <table:table-row table:style-name="ro1">
          <table:table-cell office:value-type="string" table:style-name="ce1">
            <text:p>https://cdn.authentic-shoes.com/wp-content/uploads/2023/04/dc9134_100.png_eae7dd80df314e58b4cb5698f577a59a.png</text:p>
          </table:table-cell>
          <table:table-cell office:value-type="string" table:style-name="ce1">
            <text:p>DC9134-100</text:p>
          </table:table-cell>
          <table:table-cell office:value-type="string" table:style-name="ce3">
            <text:p>Giày Nike Kyrie 8 Infinity EP ‘Ky-D’ DC9134-100</text:p>
          </table:table-cell>
          <table:table-cell office:value-type="float" office:value="4100000" table:style-name="ce1">
            <text:p>4100000</text:p>
          </table:table-cell>
          <table:table-cell table:number-columns-repeated="2" table:style-name="ce1"/>
          <table:table-cell table:style-name="ce5"/>
          <table:table-cell table:number-columns-repeated="16377"/>
        </table:table-row>
        <table:table-row table:style-name="ro1">
          <table:table-cell office:value-type="string" table:style-name="ce1">
            <text:p>https://cdn.authentic-shoes.com/wp-content/uploads/2023/04/hq8750.png_fe3f4f8ae0194d379e51223235629a11.png</text:p>
          </table:table-cell>
          <table:table-cell office:value-type="string" table:style-name="ce1">
            <text:p>HQ8750</text:p>
          </table:table-cell>
          <table:table-cell office:value-type="string" table:style-name="ce3">
            <text:p>Giày Adidas AdiFOM Superstar ‘Core White’ HQ8750</text:p>
          </table:table-cell>
          <table:table-cell office:value-type="float" office:value="1900000" table:style-name="ce1">
            <text:p>1900000</text:p>
          </table:table-cell>
          <table:table-cell table:number-columns-repeated="2" table:style-name="ce1"/>
          <table:table-cell table:style-name="ce5"/>
          <table:table-cell table:number-columns-repeated="16377"/>
        </table:table-row>
        <table:table-row table:style-name="ro1">
          <table:table-cell office:value-type="string" table:style-name="ce1">
            <text:p>https://cdn.authentic-shoes.com/wp-content/uploads/2024/07/Screenshot_2024.07.14_17.54.59.523-300x143.png</text:p>
          </table:table-cell>
          <table:table-cell office:value-type="string" table:style-name="ce1">
            <text:p>398846-02</text:p>
          </table:table-cell>
          <table:table-cell office:value-type="string" table:style-name="ce3">
            <text:p>Giày Puma Speedcat OG ‘Red White’ 398846-02</text:p>
          </table:table-cell>
          <table:table-cell office:value-type="float" office:value="4500000" table:style-name="ce1">
            <text:p>4500000</text:p>
          </table:table-cell>
          <table:table-cell table:number-columns-repeated="2" table:style-name="ce1"/>
          <table:table-cell table:style-name="ce5"/>
          <table:table-cell table:number-columns-repeated="16377"/>
        </table:table-row>
        <table:table-row table:style-name="ro1">
          <table:table-cell office:value-type="string" table:style-name="ce1">
            <text:p>https://cdn.authentic-shoes.com/wp-content/uploads/2023/04/tb010061_713.png_66e34d60bcbb4342bd26629eb403a334-300x220.png</text:p>
          </table:table-cell>
          <table:table-cell office:value-type="string" table:style-name="ce1">
            <text:p>TB010061-713</text:p>
          </table:table-cell>
          <table:table-cell office:value-type="string" table:style-name="ce3">
            <text:p>Giày Timberland Men’s 6-Inch Premium Waterproof Boots TB010061-713</text:p>
          </table:table-cell>
          <table:table-cell office:value-type="float" office:value="4100000" table:style-name="ce1">
            <text:p>4100000</text:p>
          </table:table-cell>
          <table:table-cell table:number-columns-repeated="2" table:style-name="ce1"/>
          <table:table-cell table:style-name="ce5"/>
          <table:table-cell table:number-columns-repeated="16377"/>
        </table:table-row>
        <table:table-row table:style-name="ro1">
          <table:table-cell office:value-type="string" table:style-name="ce1">
            <text:p>https://cdn.authentic-shoes.com/wp-content/uploads/2023/10/IH5564.png-1-300x130.png</text:p>
          </table:table-cell>
          <table:table-cell office:value-type="string" table:style-name="ce1">
            <text:p><text:s/>IH5564</text:p>
          </table:table-cell>
          <table:table-cell office:value-type="string" table:style-name="ce3">
            <text:p>Giày Adidas Adizero Adios Pro EVO 1 ‘White Black’ IH5564</text:p>
          </table:table-cell>
          <table:table-cell office:value-type="float" office:value="17100000" table:style-name="ce1">
            <text:p>1710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cdn.authentic-shoes.com/wp-content/uploads/2023/04/895934_01.jpg_8223ed9759b54c8783260d28aad3cb73-300x174.png</text:p>
          </table:table-cell>
          <table:table-cell office:value-type="string" table:style-name="ce1">
            <text:p>DH6927-111</text:p>
          </table:table-cell>
          <table:table-cell office:value-type="string" table:style-name="ce3">
            <text:p>Giày Nike Air Jordan 4 Retro ‘Military Black’ DH6927-111</text:p>
          </table:table-cell>
          <table:table-cell office:value-type="float" office:value="14900000" table:style-name="ce1">
            <text:p>1490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cdn.authentic-shoes.com/wp-content/uploads/2024/03/Giay-Nike-Air-Zoom-Alphafly-NEXT-3-Volt-FD8311-700-4-300x151.png</text:p>
          </table:table-cell>
          <table:table-cell office:value-type="string" table:style-name="ce1">
            <text:p>FD8311-700</text:p>
          </table:table-cell>
          <table:table-cell office:value-type="string" table:style-name="ce3">
            <text:p>Giày Nike Air Zoom Alphafly 3 ‘Volt’ FD8311-700</text:p>
          </table:table-cell>
          <table:table-cell office:value-type="float" office:value="8900000" table:style-name="ce1">
            <text:p>890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cdn.authentic-shoes.com/wp-content/uploads/2023/04/air-jordan-1-low-aluminum-w_acd615af000442f6b3e5f046b6527098-300x151.png</text:p>
          </table:table-cell>
          <table:table-cell office:value-type="string" table:style-name="ce1">
            <text:p>DC0774-141</text:p>
          </table:table-cell>
          <table:table-cell office:value-type="string" table:style-name="ce3">
            <text:p>Giày Nike Air Jordan 1 Low ‘Aluminum’ DC0774-141</text:p>
          </table:table-cell>
          <table:table-cell office:value-type="float" office:value="6900000" table:style-name="ce1">
            <text:p>690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cdn.authentic-shoes.com/wp-content/uploads/2023/04/151301_01.jpg_94bef5fbc1e5433b9b4c962c3e68c616-300x160.jpeg</text:p>
          </table:table-cell>
          <table:table-cell office:value-type="string" table:style-name="ce1">
            <text:p>BY9404</text:p>
          </table:table-cell>
          <table:table-cell office:value-type="string" table:style-name="ce3">
            <text:p>Giày Adidas NMD_CS1 Primeknit ‘Gore-Tex’ BY9404</text:p>
          </table:table-cell>
          <table:table-cell office:value-type="float" office:value="7900000" table:style-name="ce1">
            <text:p>7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567948_01.jpg_b603f1b5b72e4952a71abf1fdd257811-300x179.png</text:p>
          </table:table-cell>
          <table:table-cell office:value-type="string" table:style-name="ce1">
            <text:p>555088-105</text:p>
          </table:table-cell>
          <table:table-cell office:value-type="string" table:style-name="ce3">
            <text:p>Giày Nike Air Jordan 1 Retro High OG ‘Dark Mocha’ 555088-105</text:p>
          </table:table-cell>
          <table:table-cell office:value-type="float" office:value="12500000" table:style-name="ce1">
            <text:p>12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5/51hAjZCoa3L._AC_UY1000_-300x164.png</text:p>
          </table:table-cell>
          <table:table-cell office:value-type="string" table:style-name="ce1">
            <text:p>DZ5485-612</text:p>
          </table:table-cell>
          <table:table-cell office:value-type="string" table:style-name="ce3">
            <text:p>Giày Nike Air Jordan 1 Retro High OG ‘Lost And Found’ DZ5485-612</text:p>
          </table:table-cell>
          <table:table-cell office:value-type="float" office:value="12900000" table:style-name="ce1">
            <text:p>12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4/Giay-Adidas-Samba-OG-Cardboard-IG1379-5-300x115.png</text:p>
          </table:table-cell>
          <table:table-cell office:value-type="string" table:style-name="ce1">
            <text:p>IG1379</text:p>
          </table:table-cell>
          <table:table-cell office:value-type="string" table:style-name="ce3">
            <text:p>Giày Adidas Samba OG ‘Cardboard’ IG1379</text:p>
          </table:table-cell>
          <table:table-cell office:value-type="float" office:value="3900000" table:style-name="ce1">
            <text:p>3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6/Untitled-design-9-300x152.png</text:p>
          </table:table-cell>
          <table:table-cell office:value-type="string" table:style-name="ce1">
            <text:p>HQ7045</text:p>
          </table:table-cell>
          <table:table-cell office:value-type="string" table:style-name="ce3">
            <text:p>Giày Adidas Yeezy Boost 350 V2 ‘Carbon Beluga’ HQ7045</text:p>
          </table:table-cell>
          <table:table-cell office:value-type="float" office:value="5000000" table:style-name="ce1">
            <text:p>50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3/Giay-Nike-Kobe-8-Protro-Court-Purple-FN0266-101-4-300x137.png</text:p>
          </table:table-cell>
          <table:table-cell office:value-type="string" table:style-name="ce1">
            <text:p>FN0266-101</text:p>
          </table:table-cell>
          <table:table-cell office:value-type="string" table:style-name="ce3">
            <text:p>Giày Nike Kobe 8 Protro ‘Court Purple’ FN0266-101</text:p>
          </table:table-cell>
          <table:table-cell office:value-type="float" office:value="4500000" table:style-name="ce1">
            <text:p>4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1043862_01.jpg_490550907c9443d0a757fdb3278e400e-300x150.png</text:p>
          </table:table-cell>
          <table:table-cell office:value-type="string" table:style-name="ce1">
            <text:p>DN3559-800</text:p>
          </table:table-cell>
          <table:table-cell office:value-type="string" table:style-name="ce3">
            <text:p>Giày Nike Air Zoom Alphafly NEXT 2 ‘Total Orange’ DN3559-800</text:p>
          </table:table-cell>
          <table:table-cell office:value-type="float" office:value="4900000" table:style-name="ce1">
            <text:p>4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cz0220_124.png_eefa9ce005b8465bb94fedf5189d6da6-300x132.png</text:p>
          </table:table-cell>
          <table:table-cell office:value-type="string" table:style-name="ce1">
            <text:p>CZ0220-124</text:p>
          </table:table-cell>
          <table:table-cell office:value-type="string" table:style-name="ce3">
            <text:p>Giày Nike Air Zoom Vapor Pro ‘White Black’ CZ0220-124</text:p>
          </table:table-cell>
          <table:table-cell office:value-type="float" office:value="3500000" table:style-name="ce1">
            <text:p>3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new-balance-m-2002-rda-m2002rda-54-700x363_982cd7d86bde4954abd994dd440a88bf-300x156.png</text:p>
          </table:table-cell>
          <table:table-cell office:value-type="string" table:style-name="ce1">
            <text:p>M2002RDA</text:p>
          </table:table-cell>
          <table:table-cell office:value-type="string" table:style-name="ce3">
            <text:p>Giày New Balance 2002R Protection Pack ‘Rain Cloud’ M2002RDA</text:p>
          </table:table-cell>
          <table:table-cell office:value-type="float" office:value="4900000" table:style-name="ce1">
            <text:p>4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upload_058fbbc3c8dc4b6085d8617eef5083ad-1536x768.jpg</text:p>
          </table:table-cell>
          <table:table-cell office:value-type="string" table:style-name="ce1">
            <text:p>HQ4540</text:p>
          </table:table-cell>
          <table:table-cell office:value-type="string" table:style-name="ce3">
            <text:p>Giày Adidas Yeezy Boost 350 V2 ‘Onyx’ HQ4540</text:p>
          </table:table-cell>
          <table:table-cell office:value-type="float" office:value="5900000" table:style-name="ce1">
            <text:p>5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377411_02_s.png_82cce7e71c69463385992bc4982e4e1e-300x156.png</text:p>
          </table:table-cell>
          <table:table-cell office:value-type="string" table:style-name="ce1">
            <text:p>377411-02</text:p>
          </table:table-cell>
          <table:table-cell office:value-type="string" table:style-name="ce3">
            <text:p>Giày Puma LaMelo Ball MB.02 ‘Rick &amp; Morty Adventures’ 377411-02</text:p>
          </table:table-cell>
          <table:table-cell office:value-type="float" office:value="5500000" table:style-name="ce1">
            <text:p>5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7/AURORA_FQ8213-103_PHSRH000-2000-300x183.png</text:p>
          </table:table-cell>
          <table:table-cell office:value-type="string" table:style-name="ce1">
            <text:p>FQ8213-103</text:p>
          </table:table-cell>
          <table:table-cell office:value-type="string" table:style-name="ce3">
            <text:p>Giày Nike Air Jordan 4 Retro ‘Oxidized Green’ FQ8213-103</text:p>
          </table:table-cell>
          <table:table-cell office:value-type="float" office:value="3900000" table:style-name="ce1">
            <text:p>3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918286_01.jpg_8013438dc8ef4000b3ff8c2e5fb65b6a-300x161.png</text:p>
          </table:table-cell>
          <table:table-cell office:value-type="string" table:style-name="ce1">
            <text:p>DM8947-100</text:p>
          </table:table-cell>
          <table:table-cell office:value-type="string" table:style-name="ce3">
            <text:p>Giày Nike Air Jordan 1 Low ‘Washed Denim’ DM8947-100</text:p>
          </table:table-cell>
          <table:table-cell office:value-type="float" office:value="3900000" table:style-name="ce1">
            <text:p>3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502784_01.jpg_b2a9705f81e24e8f8f7910fb206dbe41-300x174.png</text:p>
          </table:table-cell>
          <table:table-cell office:value-type="string" table:style-name="ce1">
            <text:p>BQ6806-100</text:p>
          </table:table-cell>
          <table:table-cell office:value-type="string" table:style-name="ce3">
            <text:p>Giày Nike Blazer Mid ’77 Vintage ‘White Black’ BQ6806-100</text:p>
          </table:table-cell>
          <table:table-cell office:value-type="float" office:value="2300000" table:style-name="ce1">
            <text:p>230000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ttps://cdn.authentic-shoes.com/wp-content/uploads/2023/04/air-jordan-1-low-gym-red-white_01_1cd58626204b4607a070e35e2920f1ff-300x214.jpg</text:p>
          </table:table-cell>
          <table:table-cell office:value-type="string" table:style-name="ce1">
            <text:p>553558-611</text:p>
          </table:table-cell>
          <table:table-cell office:value-type="string" table:style-name="ce3">
            <text:p>Giày Nike Air Jordan 1 Low ‘Gym Red White’ 553558-611</text:p>
          </table:table-cell>
          <table:table-cell office:value-type="float" office:value="7900000" table:style-name="ce1">
            <text:p>7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585314_01.jpg_b27a546198aa4d1f81d3d52063827034-300x148.jpeg</text:p>
          </table:table-cell>
          <table:table-cell office:value-type="string" table:style-name="ce1">
            <text:p>AO9944-441</text:p>
          </table:table-cell>
          <table:table-cell office:value-type="string" table:style-name="ce3">
            <text:p>Giày Nike Air Jordan 1 Low ‘UNC’ AO9944-441</text:p>
          </table:table-cell>
          <table:table-cell office:value-type="float" office:value="3500000" table:style-name="ce1">
            <text:p>3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8/image-12-300x114.png</text:p>
          </table:table-cell>
          <table:table-cell office:value-type="string" table:style-name="ce1">
            <text:p>D507L-0152</text:p>
          </table:table-cell>
          <table:table-cell office:value-type="string" table:style-name="ce3">
            <text:p>Giày Onitsuka Tiger Mexico 66 ‘White Dark Blue’ D507L-0152</text:p>
          </table:table-cell>
          <table:table-cell office:value-type="float" office:value="3500000" table:style-name="ce1">
            <text:p>3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o1cn01umom1q2jkh5dyqe2i___20989459_c90c75d7bc564de8b2c8d65f10af313f-300x141.png</text:p>
          </table:table-cell>
          <table:table-cell office:value-type="string" table:style-name="ce1">
            <text:p>H04903</text:p>
          </table:table-cell>
          <table:table-cell office:value-type="string" table:style-name="ce3">
            <text:p>Giày Adidas Forum 84 Low ADV Shoes ‘Cloud White Blue Bird’ H04903</text:p>
          </table:table-cell>
          <table:table-cell office:value-type="float" office:value="5100000" table:style-name="ce1">
            <text:p>51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576226_01.jpg_f66e70c6ce2443d8a599d6210e8c4b15-300x145.jpeg</text:p>
          </table:table-cell>
          <table:table-cell office:value-type="string" table:style-name="ce1">
            <text:p>ML574EGW</text:p>
          </table:table-cell>
          <table:table-cell office:value-type="string" table:style-name="ce3">
            <text:p>Giày New Balance 574 ‘Grey Nimbus Cloud’ ML574EGW</text:p>
          </table:table-cell>
          <table:table-cell office:value-type="float" office:value="3500000" table:style-name="ce1">
            <text:p>3500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<text:a xlink:href="https://cdn.authentic-shoes.com/wp-content/uploads/2023/04/gw7261.png_3f997de7bad843e9a43f0d6154cf8d06-300x138.png">https://cdn.authentic-shoes.com/wp-content/uploads/2023/04/gw7261.png_3f997de7bad843e9a43f0d6154cf8d06-300x138.png</text:a></text:p>
          </table:table-cell>
          <table:table-cell office:value-type="string" table:style-name="ce1">
            <text:p>GW7261</text:p>
          </table:table-cell>
          <table:table-cell office:value-type="string" table:style-name="ce3">
            <text:p>Giày Adidas Adizero Adios Pro 3 ‘To run is to Live’ GW7261</text:p>
          </table:table-cell>
          <table:table-cell office:value-type="float" office:value="7900000" table:style-name="ce1">
            <text:p>7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3/adidas-Gazelle-Indoor-Pink-Cloud-White-300x130.png</text:p>
          </table:table-cell>
          <table:table-cell office:value-type="string" table:style-name="ce1">
            <text:p>IF1809</text:p>
          </table:table-cell>
          <table:table-cell office:value-type="string" table:style-name="ce3">
            <text:p>Giày Adidas Gazelle Indoor ‘Pink Cloud White’ IF1809</text:p>
          </table:table-cell>
          <table:table-cell office:value-type="float" office:value="4900000" table:style-name="ce1">
            <text:p>4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4/Giay-Puma-Palermo-Leather-White-Black-396464-01-1-300x123.png</text:p>
          </table:table-cell>
          <table:table-cell office:value-type="string" table:style-name="ce1">
            <text:p>396464-01</text:p>
          </table:table-cell>
          <table:table-cell office:value-type="string" table:style-name="ce3">
            <text:p>Giày Puma Palermo Leather ‘White Black’ 396464-01</text:p>
          </table:table-cell>
          <table:table-cell office:value-type="float" office:value="2700000" table:style-name="ce1">
            <text:p>27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7/U1906LAE-1-300x117.png</text:p>
          </table:table-cell>
          <table:table-cell office:value-type="string" table:style-name="ce1">
            <text:p>U1906LAE</text:p>
          </table:table-cell>
          <table:table-cell office:value-type="string" table:style-name="ce3">
            <text:p>Giày New Balance 1906L ‘Silver’ U1906LAE</text:p>
          </table:table-cell>
          <table:table-cell office:value-type="float" office:value="6900000" table:style-name="ce1">
            <text:p>6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8/Giay_Adifom_Superstar_Be_ID3924_01_standard-300x146.png</text:p>
          </table:table-cell>
          <table:table-cell office:value-type="string" table:style-name="ce1">
            <text:p>ID3924</text:p>
          </table:table-cell>
          <table:table-cell office:value-type="string" table:style-name="ce3">
            <text:p>Giày Adidas Adifom Superstar ‘Magic Beige’ ID3924</text:p>
          </table:table-cell>
          <table:table-cell office:value-type="float" office:value="1900000" table:style-name="ce1">
            <text:p>1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nike-zoomx-invincible-run-flykni__1__95d9bf729d124394a7b3d3a0cba999b6-300x154.png</text:p>
          </table:table-cell>
          <table:table-cell office:value-type="string" table:style-name="ce1">
            <text:p>DH5425-100</text:p>
          </table:table-cell>
          <table:table-cell office:value-type="string" table:style-name="ce3">
            <text:p>Giày Nike ZoomX Invincible Run Flyknit 2 ‘White Blue’ DH5425-100</text:p>
          </table:table-cell>
          <table:table-cell office:value-type="float" office:value="5900000" table:style-name="ce1">
            <text:p>5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1048835_01.jpg_5e0d923011664bab9719b1614304b568-300x133.png</text:p>
          </table:table-cell>
          <table:table-cell office:value-type="string" table:style-name="ce1">
            <text:p>DV3464-002</text:p>
          </table:table-cell>
          <table:table-cell office:value-type="string" table:style-name="ce3">
            <text:p>Giày Nike Air Force 1 Low SP ‘Ambush Phantom’ DV3464-002</text:p>
          </table:table-cell>
          <table:table-cell office:value-type="float" office:value="8500000" table:style-name="ce1">
            <text:p>8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7/Screenshot_2024.07.24_20.32.43.981-300x134.png</text:p>
          </table:table-cell>
          <table:table-cell office:value-type="string" table:style-name="ce1">
            <text:p>JI2003</text:p>
          </table:table-cell>
          <table:table-cell office:value-type="string" table:style-name="ce3">
            <text:p>Giày Adidas Samba OG ‘Heren White’ JI2003</text:p>
          </table:table-cell>
          <table:table-cell office:value-type="float" office:value="3900000" table:style-name="ce1">
            <text:p>3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nike_dq0492___cl__idx1_100_22071_68738b92115a483dbe92fc38e62c2281-300x146.png</text:p>
          </table:table-cell>
          <table:table-cell office:value-type="string" table:style-name="ce1">
            <text:p>DQ0492-100</text:p>
          </table:table-cell>
          <table:table-cell office:value-type="string" table:style-name="ce3">
            <text:p>Giày Nike Court Borough 2 SE White ‘Pink Foam’ DQ0492-100</text:p>
          </table:table-cell>
          <table:table-cell office:value-type="float" office:value="2500000" table:style-name="ce1">
            <text:p>2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8/jordan-stadium-90-shoes-P9ncwG-300x145.png</text:p>
          </table:table-cell>
          <table:table-cell office:value-type="string" table:style-name="ce1">
            <text:p>FB2269-102</text:p>
          </table:table-cell>
          <table:table-cell office:value-type="string" table:style-name="ce3">
            <text:p>Giày Nike Air Jordan Stadium 90 ‘Sail’ FB2269-102</text:p>
          </table:table-cell>
          <table:table-cell office:value-type="float" office:value="4500000" table:style-name="ce1">
            <text:p>4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main-square_b757b88e-796a-46ad-9_c9c5655114704bd2b8aac19a0ff22802-300x120.png</text:p>
          </table:table-cell>
          <table:table-cell office:value-type="string" table:style-name="ce1">
            <text:p>IG8181</text:p>
          </table:table-cell>
          <table:table-cell office:value-type="string" table:style-name="ce3">
            <text:p>Giày Adidas Samba ‘Wales Bonner Silver’ IG8181</text:p>
          </table:table-cell>
          <table:table-cell office:value-type="float" office:value="15000000" table:style-name="ce1">
            <text:p>15000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<text:a xlink:href="https://cdn.authentic-shoes.com/wp-content/uploads/2023/04/547204_01.jpg_007351d7ff9445cbbe2c660ca74e1c9a-300x158.jpeg">https://cdn.authentic-shoes.com/wp-content/uploads/2023/04/547204_01.jpg_007351d7ff9445cbbe2c660ca74e1c9a-300x158.jpeg</text:a></text:p>
          </table:table-cell>
          <table:table-cell office:value-type="string" table:style-name="ce1">
            <text:p>CJ9179-200</text:p>
          </table:table-cell>
          <table:table-cell office:value-type="string" table:style-name="ce3">
            <text:p>Giày Nike Air Force 1 Low ‘Flax’ 2019 CJ9179-200</text:p>
          </table:table-cell>
          <table:table-cell office:value-type="float" office:value="3500000" table:style-name="ce1">
            <text:p>35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7/Giay-Nike-Air-Jordan-1-Low-Midnight-Navy-Wolf-Grey-553560-141-1-300x155.png</text:p>
          </table:table-cell>
          <table:table-cell office:value-type="string" table:style-name="ce1">
            <text:p>553560-141</text:p>
          </table:table-cell>
          <table:table-cell office:value-type="string" table:style-name="ce3">
            <text:p>Giày Nike Air Jordan 1 Low ‘Midnight Navy Wolf Grey’ 553560-141</text:p>
          </table:table-cell>
          <table:table-cell office:value-type="float" office:value="2900000" table:style-name="ce1">
            <text:p>2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602070_01.jpg_5d78c325c3334983ab1e1013f42642bc-300x137.png</text:p>
          </table:table-cell>
          <table:table-cell office:value-type="string" table:style-name="ce1">
            <text:p>MR530SG</text:p>
          </table:table-cell>
          <table:table-cell office:value-type="string" table:style-name="ce3">
            <text:p>Giày New Balance 530 Retro ‘Running Navy’ MR530SG</text:p>
          </table:table-cell>
          <table:table-cell office:value-type="float" office:value="2900000" table:style-name="ce1">
            <text:p>2900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<text:a xlink:href="https://cdn.authentic-shoes.com/wp-content/uploads/2023/07/image-6-3-300x122.png">https://cdn.authentic-shoes.com/wp-content/uploads/2023/07/image-6-3-300x122.png</text:a></text:p>
          </table:table-cell>
          <table:table-cell office:value-type="string" table:style-name="ce1">
            <text:p>1183C102-751</text:p>
          </table:table-cell>
          <table:table-cell office:value-type="string" table:style-name="ce3">
            <text:p>Giày Onitsuka Tiger Mexico 66 ‘Black Yellow’ 1183C102-751</text:p>
          </table:table-cell>
          <table:table-cell office:value-type="float" office:value="3900000" table:style-name="ce1">
            <text:p>3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10/FV3622_141.png-300x151.png</text:p>
          </table:table-cell>
          <table:table-cell office:value-type="string" table:style-name="ce1">
            <text:p>FV3622-141</text:p>
          </table:table-cell>
          <table:table-cell office:value-type="string" table:style-name="ce3">
            <text:p>Giày Nike Air Jordan 1 Low ‘Blue Sashiko’ FV3622-141</text:p>
          </table:table-cell>
          <table:table-cell office:value-type="float" office:value="4500000" table:style-name="ce1">
            <text:p>4500000</text:p>
          </table:table-cell>
          <table:table-cell table:number-columns-repeated="16380"/>
        </table:table-row>
        <table:table-row table:number-rows-repeated="1048525" table:style-name="ro1">
          <table:table-cell table:number-columns-repeated="16384"/>
        </table:table-row>
      </table:table>
      <table:table table:name="clothing" table:style-name="ta1"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image</text:p>
          </table:table-cell>
          <table:table-cell office:value-type="string" table:style-name="ce1">
            <text:p>key wor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pri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1/Ao-The-North-Face-1996-Eco-Nuptse-%E2%80%98Black-NJ1DN55A-1-300x234.png</text:p>
          </table:table-cell>
          <table:table-cell office:value-type="string" table:style-name="ce1">
            <text:p><text:s/>NJ1DN55A</text:p>
          </table:table-cell>
          <table:table-cell office:value-type="string" table:style-name="ce1">
            <text:p>Áo The North Face 1996 Eco Nuptse ‘Black’</text:p>
          </table:table-cell>
          <table:table-cell office:value-type="string" table:style-name="ce7">
            <text:p>75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12/nike-x-stussy-apparel-collection-300x197.png</text:p>
          </table:table-cell>
          <table:table-cell office:value-type="string" table:style-name="ce1">
            <text:p>FJ9154-010</text:p>
          </table:table-cell>
          <table:table-cell office:value-type="string" table:style-name="ce1">
            <text:p>Áo Nike x Stüssy Reversible Jacket ‘Black’</text:p>
          </table:table-cell>
          <table:table-cell office:value-type="string" table:style-name="ce7">
            <text:p>85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5421_75352a641c394557b7078a14bf9d2af4-300x314.png</text:p>
          </table:table-cell>
          <table:table-cell office:value-type="string" table:style-name="ce1">
            <text:p>PH3461-51G-001</text:p>
          </table:table-cell>
          <table:table-cell office:value-type="string" table:style-name="ce1">
            <text:p>Áo Lacoste Men’s Color Matching Polo</text:p>
          </table:table-cell>
          <table:table-cell office:value-type="float" office:value="3100000" table:style-name="ce7">
            <text:p>31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12/DO3792-010-300x298.png</text:p>
          </table:table-cell>
          <table:table-cell office:value-type="string" table:style-name="ce1">
            <text:p>DO3792-010</text:p>
          </table:table-cell>
          <table:table-cell office:value-type="string" table:style-name="ce1">
            <text:p>Áo Nike Sportswear Faux Fur Jacket ‘Black’</text:p>
          </table:table-cell>
          <table:table-cell office:value-type="string" table:style-name="ce7">
            <text:p>29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nike-x-stussy-nrg-br-crew-fleece_9da5faad288d4e07b658eb86aec6d334-300x293.png</text:p>
          </table:table-cell>
          <table:table-cell office:value-type="string" table:style-name="ce1">
            <text:p>DO9337-063</text:p>
          </table:table-cell>
          <table:table-cell office:value-type="string" table:style-name="ce1">
            <text:p>Áo Nike x Stussy Crew Fleece ‘Grey’</text:p>
          </table:table-cell>
          <table:table-cell office:value-type="string" table:style-name="ce7">
            <text:p>49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4/Ao-Puma-Manchester-City-2324-Home-Jersey-Blue-770438-01-1-300x300.png</text:p>
          </table:table-cell>
          <table:table-cell office:value-type="string" table:style-name="ce1">
            <text:p>770438-01</text:p>
          </table:table-cell>
          <table:table-cell office:value-type="string" table:style-name="ce1">
            <text:p>Áo Puma Manchester City 23/24 Home Jersey ‘Blue’</text:p>
          </table:table-cell>
          <table:table-cell office:value-type="string" table:style-name="ce7">
            <text:p>27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12/s-l1200-25-300x255.png</text:p>
          </table:table-cell>
          <table:table-cell office:value-type="string" table:style-name="ce1">
            <text:p>NJ4FP54C</text:p>
          </table:table-cell>
          <table:table-cell office:value-type="string" table:style-name="ce1">
            <text:p>Áo The North Face Reversible Fleece Jacket ‘White’</text:p>
          </table:table-cell>
          <table:table-cell office:value-type="string" table:style-name="ce7">
            <text:p>41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cacqw1_61f23a26229d43348dcfd909980bc530-300x292.png</text:p>
          </table:table-cell>
          <table:table-cell office:value-type="string" table:style-name="ce1">
            <text:p>SH212E-53G-031</text:p>
          </table:table-cell>
          <table:table-cell office:value-type="string" table:style-name="ce1">
            <text:p>Áo Lacoste Solid Woven Windbreaker ‘Black’</text:p>
          </table:table-cell>
          <table:table-cell office:value-type="string" table:style-name="ce7">
            <text:p>55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1/Ao-Stussy-Zip-Hood-SS22-Black-1974762-1-300x251.png</text:p>
          </table:table-cell>
          <table:table-cell office:value-type="float" office:value="1974762" table:style-name="ce1">
            <text:p>1974762</text:p>
          </table:table-cell>
          <table:table-cell office:value-type="string" table:style-name="ce1">
            <text:p>Áo Stussy Zip Hood SS22 ‘Black’</text:p>
          </table:table-cell>
          <table:table-cell office:value-type="string" table:style-name="ce7">
            <text:p>75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250_3448_634x634__34_9257df9bb6cb45419c359fc0027f76b2-300x300.png</text:p>
          </table:table-cell>
          <table:table-cell office:value-type="string" table:style-name="ce1">
            <text:p>3ADJM0316-50BKS</text:p>
          </table:table-cell>
          <table:table-cell office:value-type="string" table:style-name="ce1">
            <text:p>Áo MLB Monogram Diamond Lightweight Short Padded NY Yankees</text:p>
          </table:table-cell>
          <table:table-cell office:value-type="string" table:style-name="ce7">
            <text:p>70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10/ONENESS_0012_EVISU-EMB-DENIM-JAC-300x300.png</text:p>
          </table:table-cell>
          <table:table-cell office:value-type="string" table:style-name="ce1">
            <text:p>2EAHTM3DJ7001LFCS</text:p>
          </table:table-cell>
          <table:table-cell office:value-type="string" table:style-name="ce1">
            <text:p>Áo Evisu Two Gods Embroidered ‘Navy’</text:p>
          </table:table-cell>
          <table:table-cell office:value-type="string" table:style-name="ce7">
            <text:p>79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bg_trefoil_tt_djen_fm9892_01_laydown-removebg-preview_ade5b3222bc34975a669d2f0dc1adc94-300x300.png</text:p>
          </table:table-cell>
          <table:table-cell office:value-type="string" table:style-name="ce1">
            <text:p>FM9892</text:p>
          </table:table-cell>
          <table:table-cell office:value-type="string" table:style-name="ce1">
            <text:p>Áo Adidas Big Trefoil Track Jacket Black</text:p>
          </table:table-cell>
          <table:table-cell office:value-type="string" table:style-name="ce7">
            <text:p>35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5/CJ4888-657-300x300.png</text:p>
          </table:table-cell>
          <table:table-cell office:value-type="string" table:style-name="ce1">
            <text:p>CJ4889-657</text:p>
          </table:table-cell>
          <table:table-cell office:value-type="string" table:style-name="ce1">
            <text:p>Áo Nike Jacket Big Swoosh Nylon Hoodie</text:p>
          </table:table-cell>
          <table:table-cell office:value-type="string" table:style-name="ce7">
            <text:p>31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5e0b476e98932_ac111a1ce8c94dc1baa0e4a09de631d0-300x305.png</text:p>
          </table:table-cell>
          <table:table-cell office:value-type="string" table:style-name="ce1">
            <text:p>CH434</text:p>
          </table:table-cell>
          <table:table-cell office:value-type="string" table:style-name="ce1">
            <text:p>Áo Chrome Hearts Dagger Nuclear Kid Grey Hoodie</text:p>
          </table:table-cell>
          <table:table-cell office:value-type="string" table:style-name="ce7">
            <text:p>190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kaws-x-uniqlo-gone-tee-white_f0ba5a141e88435aa23d274d26784097-300x304.png</text:p>
          </table:table-cell>
          <table:table-cell office:value-type="string" table:style-name="ce1">
            <text:p>K-XUGTWH</text:p>
          </table:table-cell>
          <table:table-cell office:value-type="string" table:style-name="ce1">
            <text:p>KAWS x Uniqlo Gone Tee White</text:p>
          </table:table-cell>
          <table:table-cell office:value-type="string" table:style-name="ce7">
            <text:p>17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5/Screenshot_2023.10.26_11.43.20.153-300x300.png</text:p>
          </table:table-cell>
          <table:table-cell office:value-type="string" table:style-name="ce1">
            <text:p>FM9894</text:p>
          </table:table-cell>
          <table:table-cell office:value-type="string" table:style-name="ce1">
            <text:p>Áo Adidas Big Trefoil Track Jacket Blue</text:p>
          </table:table-cell>
          <table:table-cell office:value-type="string" table:style-name="ce7">
            <text:p>35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1/NJ2GP51B_NJ2GP51B_primary-300x300.png</text:p>
          </table:table-cell>
          <table:table-cell office:value-type="string" table:style-name="ce1">
            <text:p>NJ2GP51B</text:p>
          </table:table-cell>
          <table:table-cell office:value-type="string" table:style-name="ce1">
            <text:p>Áo The North Face Eco GTX Mountain Jacket ‘White’</text:p>
          </table:table-cell>
          <table:table-cell office:value-type="string" table:style-name="ce7">
            <text:p>105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3/Ao-Lacoste-Regular-Fit-Red-PH3461-240-1-300x291.png</text:p>
          </table:table-cell>
          <table:table-cell office:value-type="string" table:style-name="ce1">
            <text:p>PH3461-240</text:p>
          </table:table-cell>
          <table:table-cell office:value-type="string" table:style-name="ce1">
            <text:p>Áo Lacoste Regular Fit ‘Red’</text:p>
          </table:table-cell>
          <table:table-cell office:value-type="string" table:style-name="ce7">
            <text:p>31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ezgif-4-56ac467f166e_ade81986eb024e79abd2e0cd074af4a7-300x247.png</text:p>
          </table:table-cell>
          <table:table-cell office:value-type="string" table:style-name="ce1">
            <text:p>578076-01 578077-01</text:p>
          </table:table-cell>
          <table:table-cell office:value-type="string" table:style-name="ce1">
            <text:p>Puma Set Iconic T7 PT Black White</text:p>
          </table:table-cell>
          <table:table-cell office:value-type="string" table:style-name="ce7">
            <text:p>45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10/2eshtm3je16427cx-indx_m1_fnzl74y-300x300.png</text:p>
          </table:table-cell>
          <table:table-cell office:value-type="string" table:style-name="ce1">
            <text:p>2ESHTM3JE16427CX</text:p>
          </table:table-cell>
          <table:table-cell office:value-type="string" table:style-name="ce1">
            <text:p>Quần Evisu Dragon-Koi And Seagull ‘Blue’</text:p>
          </table:table-cell>
          <table:table-cell office:value-type="string" table:style-name="ce7">
            <text:p>75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1/Ao-Supreme-Box-Logo-Hooded-Sweatshirt-Black-23FW-1-300x278.png</text:p>
          </table:table-cell>
          <table:table-cell office:value-type="string" table:style-name="ce1">
            <text:p>23FW</text:p>
          </table:table-cell>
          <table:table-cell office:value-type="string" table:style-name="ce1">
            <text:p>Áo Supreme Box Logo Hooded Sweatshirt ‘Black’</text:p>
          </table:table-cell>
          <table:table-cell office:value-type="string" table:style-name="ce7">
            <text:p>85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4/Ao-Adidas-Jersey-Manchester-United-Stone-Roses-Multi-IM8270-1-300x300.png</text:p>
          </table:table-cell>
          <table:table-cell office:value-type="string" table:style-name="ce1">
            <text:p>IM8270</text:p>
          </table:table-cell>
          <table:table-cell office:value-type="string" table:style-name="ce1">
            <text:p>Áo Adidas Jersey Manchester United Stone Roses ‘Multi’</text:p>
          </table:table-cell>
          <table:table-cell office:value-type="string" table:style-name="ce7">
            <text:p>35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1/Ao-The-North-Face-Novelty-Nuptse-Jacket-White-Asian-NJ1DN51J-300x248.png</text:p>
          </table:table-cell>
          <table:table-cell office:value-type="string" table:style-name="ce1">
            <text:p>NJ1DN51J</text:p>
          </table:table-cell>
          <table:table-cell office:value-type="string" table:style-name="ce1">
            <text:p>Áo The North Face Novelty Nuptse Jacket ‘White Asian’</text:p>
          </table:table-cell>
          <table:table-cell office:value-type="string" table:style-name="ce7">
            <text:p>79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4/DX2615-456-768x768-1-300x300.png</text:p>
          </table:table-cell>
          <table:table-cell office:value-type="string" table:style-name="ce1">
            <text:p>DX2615-456</text:p>
          </table:table-cell>
          <table:table-cell office:value-type="string" table:style-name="ce1">
            <text:p>Áo Nike F.C. Barcelona 2023/24 ‘Match Home’</text:p>
          </table:table-cell>
          <table:table-cell office:value-type="string" table:style-name="ce7">
            <text:p>45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7/z-IS8002-3d_torso-front_center_v-300x280.png</text:p>
          </table:table-cell>
          <table:table-cell office:value-type="string" table:style-name="ce1">
            <text:p>IS8002</text:p>
          </table:table-cell>
          <table:table-cell office:value-type="string" table:style-name="ce1">
            <text:p>Áo Adidas Juventus 24/25 Home Jersey ‘White Black’</text:p>
          </table:table-cell>
          <table:table-cell office:value-type="string" table:style-name="ce7">
            <text:p>22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12/org-1-300x251.png</text:p>
          </table:table-cell>
          <table:table-cell office:value-type="string" table:style-name="ce1">
            <text:p>NJ4FP54B</text:p>
          </table:table-cell>
          <table:table-cell office:value-type="string" table:style-name="ce1">
            <text:p>Áo The North Face Reversible Fleece Jacket ‘Beige’</text:p>
          </table:table-cell>
          <table:table-cell office:value-type="float" office:value="3900000" table:style-name="ce7">
            <text:p>3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le1205023778_1227384211_1_e277ad-removebg-preview_113312a8c0204dc498551d9f4ace3063-300x300.png</text:p>
          </table:table-cell>
          <table:table-cell office:value-type="string" table:style-name="ce1">
            <text:p>L1230-20B-001</text:p>
          </table:table-cell>
          <table:table-cell office:value-type="string" table:style-name="ce1">
            <text:p>Áo Lacoste Sports Unisex Sleeve ‘White’ Polo T-shirt</text:p>
          </table:table-cell>
          <table:table-cell office:value-type="string" table:style-name="ce7">
            <text:p>25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untitled_904de422b00a4c7b8f631ce19382ccc9-300x299.png</text:p>
          </table:table-cell>
          <table:table-cell office:value-type="string" table:style-name="ce1">
            <text:p>L1212-02S</text:p>
          </table:table-cell>
          <table:table-cell office:value-type="string" table:style-name="ce1">
            <text:p>Áo Lacoste Men’s Classic Fit L1212 Polo ‘Beige’</text:p>
          </table:table-cell>
          <table:table-cell office:value-type="string" table:style-name="ce7">
            <text:p>25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4/Ao-Adidas-Argentina-22-Home-Winners-White-Blue-IB3597-4-300x300.png</text:p>
          </table:table-cell>
          <table:table-cell office:value-type="string" table:style-name="ce1">
            <text:p>IB3597</text:p>
          </table:table-cell>
          <table:table-cell office:value-type="string" table:style-name="ce1">
            <text:p>Áo Adidas Argentina 22 Home Winners ‘White Blue’</text:p>
          </table:table-cell>
          <table:table-cell office:value-type="string" table:style-name="ce7">
            <text:p>22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manchester-united-adidas-varilit_69b9f064945041399efc5fa7c2bade98-300x416.png</text:p>
          </table:table-cell>
          <table:table-cell office:value-type="float" office:value="13338709" table:style-name="ce1">
            <text:p>13338709</text:p>
          </table:table-cell>
          <table:table-cell office:value-type="string" table:style-name="ce1">
            <text:p>Áo Adidas Manchester United Varilite Hooded Down Jacket ‘Legend Ink’</text:p>
          </table:table-cell>
          <table:table-cell office:value-type="string" table:style-name="ce7">
            <text:p>40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ar2191104_1_c95911ef9783483b8139258e479b7086-300x300.jpg</text:p>
          </table:table-cell>
          <table:table-cell office:value-type="string" table:style-name="ce1">
            <text:p>AR2191-104</text:p>
          </table:table-cell>
          <table:table-cell office:value-type="string" table:style-name="ce1">
            <text:p>Áo Nike Hooded Windbreaker Sportswear Windrunner Jackets</text:p>
          </table:table-cell>
          <table:table-cell office:value-type="string" table:style-name="ce7">
            <text:p>43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7/PH3461_J2G_24-300x269.png</text:p>
          </table:table-cell>
          <table:table-cell office:value-type="string" table:style-name="ce1">
            <text:p>PH3461-51-J2G</text:p>
          </table:table-cell>
          <table:table-cell office:value-type="string" table:style-name="ce1">
            <text:p>Áo Lacoste Regular Fit Contrast Collar Polo ‘White Blue’</text:p>
          </table:table-cell>
          <table:table-cell office:value-type="string" table:style-name="ce7">
            <text:p>29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3ajpf0416-50crs-4778803449807410_9d175d1537d44079b3b46f6fc3551fab-300x300.png</text:p>
          </table:table-cell>
          <table:table-cell office:value-type="string" table:style-name="ce1">
            <text:p>3AJPF0416-50CRS</text:p>
          </table:table-cell>
          <table:table-cell office:value-type="string" table:style-name="ce1">
            <text:p>Áo MLB Basic Stand Neck Mega Logo Plush Jumper NY Yankees</text:p>
          </table:table-cell>
          <table:table-cell office:value-type="string" table:style-name="ce7">
            <text:p>49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nike-ar3132657-swoosh-1_09370b3744ca4c9fbff7eacee9214382-300x288.png</text:p>
          </table:table-cell>
          <table:table-cell office:value-type="string" table:style-name="ce1">
            <text:p>AR3132-657</text:p>
          </table:table-cell>
          <table:table-cell office:value-type="string" table:style-name="ce1">
            <text:p>Áo Nike Windbreaker Big Swoosh Woven Jacket ‘RedBlackWhite’</text:p>
          </table:table-cell>
          <table:table-cell office:value-type="string" table:style-name="ce7">
            <text:p>32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1/Ao-The-North-Face-Novelty-Lofty-Down-Jacket-Black-NJ1DM76A-1-1-300x285.png</text:p>
          </table:table-cell>
          <table:table-cell office:value-type="string" table:style-name="ce1">
            <text:p>NJ1DM76A</text:p>
          </table:table-cell>
          <table:table-cell office:value-type="string" table:style-name="ce1">
            <text:p>Áo The North Face Novelty Lofty Down Jacket ‘Black’</text:p>
          </table:table-cell>
          <table:table-cell office:value-type="string" table:style-name="ce7">
            <text:p>49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entials-3d-silicon-applique-boxy-t-shirt-dark-slate-stretch-limo-black_c2bf23225724449ba8c2db3cbc9ee7d6-300x274.png</text:p>
          </table:table-cell>
          <table:table-cell office:value-type="string" table:style-name="ce1">
            <text:p>ES3SABTDSTE</text:p>
          </table:table-cell>
          <table:table-cell office:value-type="string" table:style-name="ce1">
            <text:p>Áo Fear Of God Essentinals T Shirt ‘Dark Slate’</text:p>
          </table:table-cell>
          <table:table-cell office:value-type="string" table:style-name="ce7">
            <text:p>31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nike-x-stussy-striped-wool-jacke_13ab9080724d4c87aa66b19fe65e200a-300x354.png</text:p>
          </table:table-cell>
          <table:table-cell office:value-type="string" table:style-name="ce1">
            <text:p>DR4023-010</text:p>
          </table:table-cell>
          <table:table-cell office:value-type="string" table:style-name="ce1">
            <text:p>Áo Nike x Stussy Striped Wool Jacket ‘Black’</text:p>
          </table:table-cell>
          <table:table-cell office:value-type="string" table:style-name="ce7">
            <text:p>79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1/Ao-Nike-Big-Swoosh-Reversible-Boa-Jacket-Green-BQ6546-341-300x277.png</text:p>
          </table:table-cell>
          <table:table-cell office:value-type="string" table:style-name="ce1">
            <text:p>BQ6546-341</text:p>
          </table:table-cell>
          <table:table-cell office:value-type="string" table:style-name="ce1">
            <text:p>Áo Nike Big Swoosh Reversible Boa Jacket ‘Green’</text:p>
          </table:table-cell>
          <table:table-cell office:value-type="string" table:style-name="ce7">
            <text:p>35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4/Ao-Puma-Manchester-City-Year-Of-The-Dragon-Jersey-Silver-778516-20-1-300x230.png</text:p>
          </table:table-cell>
          <table:table-cell office:value-type="string" table:style-name="ce1">
            <text:p>778516-20</text:p>
          </table:table-cell>
          <table:table-cell office:value-type="string" table:style-name="ce1">
            <text:p>Áo Puma Manchester City Year Of The Dragon Jersey ‘Silver’</text:p>
          </table:table-cell>
          <table:table-cell office:value-type="string" table:style-name="ce7">
            <text:p>35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tai_xuong__3__1cbe4ef4263c4650b0_5fbd5a62f4154ab991f7d830ba3be3fa-300x300.png</text:p>
          </table:table-cell>
          <table:table-cell office:value-type="string" table:style-name="ce1">
            <text:p>BQ6458-010</text:p>
          </table:table-cell>
          <table:table-cell office:value-type="string" table:style-name="ce1">
            <text:p>Áo Nike Sportswear Big Swoosh Fleece Sweater ‘Black White’</text:p>
          </table:table-cell>
          <table:table-cell office:value-type="string" table:style-name="ce7">
            <text:p>29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51g8kuvaool_a0f9cc4ead794406a31f05a6de420baa-300x300.jpg</text:p>
          </table:table-cell>
          <table:table-cell office:value-type="string" table:style-name="ce1">
            <text:p>AR3133-100</text:p>
          </table:table-cell>
          <table:table-cell office:value-type="string" table:style-name="ce1">
            <text:p>Áo Nike HRB Statement Woven Jacket</text:p>
          </table:table-cell>
          <table:table-cell office:value-type="string" table:style-name="ce7">
            <text:p>39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08108829-d845-405e-9168-48cc0d68d6d6_86e14309714f43eb974dd047849b0507-300x300.jpg</text:p>
          </table:table-cell>
          <table:table-cell office:value-type="string" table:style-name="ce1">
            <text:p>BV3128-010</text:p>
          </table:table-cell>
          <table:table-cell office:value-type="string" table:style-name="ce1">
            <text:p>Quần Nike Sports Pants Drawstring Waist Zipper Decor Running Pants</text:p>
          </table:table-cell>
          <table:table-cell office:value-type="string" table:style-name="ce7">
            <text:p>23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11/2eahtm3ts7080lfpl-blkx_m1_9pd0oe-300x268.png</text:p>
          </table:table-cell>
          <table:table-cell office:value-type="string" table:style-name="ce1">
            <text:p>2EAHTM3TS7080LFPL</text:p>
          </table:table-cell>
          <table:table-cell office:value-type="string" table:style-name="ce1">
            <text:p>Áo Evisu Divine Deer Print And Foil Logo Loose Fit ‘Black’</text:p>
          </table:table-cell>
          <table:table-cell office:value-type="string" table:style-name="ce7">
            <text:p>39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1/Ao-The-North-Face-Riverton-On-Ball-Cream-NJ3NP52K-300x264.png</text:p>
          </table:table-cell>
          <table:table-cell office:value-type="string" table:style-name="ce1">
            <text:p>NJ3NP52K</text:p>
          </table:table-cell>
          <table:table-cell office:value-type="string" table:style-name="ce1">
            <text:p>Áo The North Face Riverton On Ball ‘Cream’</text:p>
          </table:table-cell>
          <table:table-cell office:value-type="string" table:style-name="ce7">
            <text:p>49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7/L1212_IXV_24-300x286.png</text:p>
          </table:table-cell>
          <table:table-cell office:value-type="string" table:style-name="ce1">
            <text:p>L1212-51-IXV</text:p>
          </table:table-cell>
          <table:table-cell office:value-type="string" table:style-name="ce1">
            <text:p>Áo Lacoste Classic Petit Piqué Cotton ‘Pink’</text:p>
          </table:table-cell>
          <table:table-cell office:value-type="string" table:style-name="ce7">
            <text:p>25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4/01/Ao-Gucci-x-The-North-Face-T-Shirt-Trail-Print-672475-XJDS8-3466-1-1-300x258.png</text:p>
          </table:table-cell>
          <table:table-cell office:value-type="string" table:style-name="ce1">
            <text:p>672475-XJDS8-3466</text:p>
          </table:table-cell>
          <table:table-cell office:value-type="string" table:style-name="ce1">
            <text:p>Áo Gucci x The North Face T-Shirt ‘Trail Print’</text:p>
          </table:table-cell>
          <table:table-cell office:value-type="float" office:value="10900000" table:style-name="ce7">
            <text:p>109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untitled_04e78435c4ab4c8988ff2415b39234b6-300x316.png</text:p>
          </table:table-cell>
          <table:table-cell office:value-type="string" table:style-name="ce1">
            <text:p>L1212-166</text:p>
          </table:table-cell>
          <table:table-cell office:value-type="string" table:style-name="ce1">
            <text:p>Áo Lacoste Men’s Classic Fit L1212 Polo ‘Navy Blue’</text:p>
          </table:table-cell>
          <table:table-cell office:value-type="float" office:value="2700000" table:style-name="ce7">
            <text:p>2700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bv9385-011-0-1_245688df509149c9940882681c833d90-300x300.jpg</text:p>
          </table:table-cell>
          <table:table-cell office:value-type="string" table:style-name="ce1">
            <text:p>BV9385-011</text:p>
          </table:table-cell>
          <table:table-cell office:value-type="string" table:style-name="ce1">
            <text:p>Quần Nike Dri FIT Basketball Shorts HBR Short 2.0</text:p>
          </table:table-cell>
          <table:table-cell office:value-type="string" table:style-name="ce7">
            <text:p>18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ezgif-6-e6dec65a934a_64f884a9fe5-removebg-preview_b9c96e300be0469d887867305a5771e0-300x285.png</text:p>
          </table:table-cell>
          <table:table-cell office:value-type="string" table:style-name="ce1">
            <text:p>CK9758-010</text:p>
          </table:table-cell>
          <table:table-cell office:value-type="string" table:style-name="ce1">
            <text:p>Quần Nike Air Jordan Paris St Germain Fleece Shorts</text:p>
          </table:table-cell>
          <table:table-cell office:value-type="string" table:style-name="ce7">
            <text:p>3900000 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ttps://cdn.authentic-shoes.com/wp-content/uploads/2023/04/ar2191105_1_e86a2de3cec74dc5b200eb99203fe8b1-300x300.png</text:p>
          </table:table-cell>
          <table:table-cell office:value-type="string" table:style-name="ce1">
            <text:p>AR2191-105</text:p>
          </table:table-cell>
          <table:table-cell office:value-type="string" table:style-name="ce1">
            <text:p>Áo Nike Hooded Windbreaker Sportswear Windrunner Jackets</text:p>
          </table:table-cell>
          <table:table-cell office:value-type="string" table:style-name="ce7">
            <text:p>3100000 </text:p>
          </table:table-cell>
          <table:table-cell table:number-columns-repeated="16380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025</meta:generator>
    <meta:initial-creator>Viet Anh Nguyen</meta:initial-creator>
    <dc:creator>Viet Anh Nguyen</dc:creator>
    <meta:creation-date>2024-10-30T15:49:17Z</meta:creation-date>
    <dc:date>2024-10-30T16:54:58Z</dc:date>
  </office:meta>
</office:document-meta>
</file>